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824" officeooo:paragraph-rsid="0000a824"/>
    </style:style>
    <style:style style:name="P2" style:family="paragraph" style:parent-style-name="Text_20_body">
      <style:text-properties officeooo:rsid="0000a824"/>
    </style:style>
    <style:style style:name="P3" style:family="paragraph" style:parent-style-name="Standard">
      <style:text-properties officeooo:rsid="00071ae9" officeooo:paragraph-rsid="0003629c"/>
    </style:style>
    <style:style style:name="P4" style:family="paragraph" style:parent-style-name="Text_20_body">
      <style:text-properties officeooo:rsid="000dec39" officeooo:paragraph-rsid="000dec39"/>
    </style:style>
    <style:style style:name="P5" style:family="paragraph" style:parent-style-name="Text_20_body">
      <style:text-properties officeooo:rsid="000dec39" officeooo:paragraph-rsid="000f310e"/>
    </style:style>
    <style:style style:name="P6" style:family="paragraph" style:parent-style-name="Text_20_body">
      <style:text-properties officeooo:rsid="000f310e" officeooo:paragraph-rsid="000f310e"/>
    </style:style>
    <style:style style:name="P7" style:family="paragraph" style:parent-style-name="Text_20_body">
      <style:text-properties officeooo:rsid="0010c2cf" officeooo:paragraph-rsid="000f310e"/>
    </style:style>
    <style:style style:name="P8" style:family="paragraph" style:parent-style-name="Text_20_body">
      <style:text-properties officeooo:rsid="0010c2cf" officeooo:paragraph-rsid="0010c2cf"/>
    </style:style>
    <style:style style:name="T1" style:family="text">
      <style:text-properties officeooo:rsid="0000a824"/>
    </style:style>
    <style:style style:name="T2" style:family="text">
      <style:text-properties officeooo:rsid="000f31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ndrea <text:span text:style-name="T1">M. </text:span>Stojanovski</text:p>
      <text:p text:style-name="Title">Final assignment HW3</text:p>
      <text:p text:style-name="P1"/>
      <text:h text:style-name="Heading_20_2" text:outline-level="2">Part 0 – Everything is running</text:h>
      <text:p text:style-name="P2"/>
      <text:h text:style-name="Heading_20_2" text:outline-level="2">Part 1 - Secrets</text:h>
      <text:p text:style-name="P1"/>
      <text:p text:style-name="P3">The first task is to identify where the secrets are unsafely stored. To do this I inspected the files visually (there just a few) and discovered</text:p>
      <text:p text:style-name="P3">1. MYSQL_ROOT_PASSWORD in ./db/k8/db-deployment.yaml </text:p>
      <text:p text:style-name="P3">2. MYSQL_ROOT_PASSWORD in ./GiftcardSite/k8/django-deploy.yaml</text:p>
      <text:p text:style-name="P3">3. SECRET_KEY in ./GiftcardSite/GifcardSite/settings.py</text:p>
      <text:p text:style-name="P3"/>
      <text:p text:style-name="P3">Then generated Kubernetes secrets and put them in the yaml files in the same order:</text:p>
      <text:p text:style-name="P3">1. ./db/k8/secret-db.yaml for <text:s/>MYSQL_ROOT_PASSWORD</text:p>
      <text:p text:style-name="P3">2. ./GiftcardSite/k8/secret-db.yaml for <text:s/>MYSQL_ROOT_PASSWORD (this should be linked to the above for single source of truth - I ignore this for the homework)</text:p>
      <text:p text:style-name="P3">3. ./GiftcardSite/k8/secret-key.yaml for SECRET_KEY</text:p>
      <text:p text:style-name="P3"/>
      <text:p text:style-name="P3">Then modified the files in the first group to refer to the secrets in the second group.</text:p>
      <text:p text:style-name="P3"/>
      <text:p text:style-name="P3">MYSQL_ROOT_PASSWORD=thisisatestthing.</text:p>
      <text:p text:style-name="P3">$ echo -n 'thisisatestthing.' | base64</text:p>
      <text:p text:style-name="P3">Translated to base64: dGhpc2lzYXRlc3R0aGluZy4=</text:p>
      <text:p text:style-name="P3"/>
      <text:p text:style-name="P3">SECRET_KEY=kmgysa#fz+9(z1*=c0ydrjizk*7sthm2ga1z4=^61$cxcq8b$l</text:p>
      <text:p text:style-name="P3">$ echo -n <text:s/>'kmgysa#fz+9(z1*=c0ydrjizk*7sthm2ga1z4=^61$cxcq8b$l' | base64</text:p>
      <text:p text:style-name="P3">Tranlated to base64: a21neXNhI2Z6KzkoejEqPWMweWRyaml6ayo3c3RobTJnYTF6ND1eNjEkY3hjcThiJGw=</text:p>
      <text:p text:style-name="P3"/>
      <text:p text:style-name="P3">Finally, I put references to these secrets in the pod environments.</text:p>
      <text:p text:style-name="P3">This is in files in the first group above.</text:p>
      <text:p text:style-name="P3"/>
      <text:p text:style-name="P3">To push the secrets:</text:p>
      <text:p text:style-name="P3">$ kubectl apply -f ./db/k8/secret-db.yaml</text:p>
      <text:p text:style-name="P3">$ kubectl apply -f ./GiftcardSite/k8/secret-db.yaml</text:p>
      <text:p text:style-name="P3">$ kubectl apply -f ./GiftcardSite/k8/secret-key.yaml</text:p>
      <text:p text:style-name="P3"/>
      <text:p text:style-name="P3"/>
      <text:p text:style-name="P3"/>
      <text:p text:style-name="P3"/>
      <text:h text:style-name="Heading_20_2" text:outline-level="2"><text:soft-page-break/>Part 2 – Migration</text:h>
      <text:p text:style-name="Text_20_body"/>
      <text:p text:style-name="P5">I created a directory migr-utils where the <text:span text:style-name="T2">s</text:span>eed.yaml and migrate.yaml are. </text:p>
      <text:p text:style-name="P5"/>
      <text:p text:style-name="P8">The containers db-migr and db-seed are copies of the original db container. I am sure this can be optimized, but this may be an overkill for an operation that is not frequent. </text:p>
      <text:p text:style-name="P5"/>
      <text:p text:style-name="P5">The admin username and password were also exposed, so I created another secret: secret-admin.yaml.</text:p>
      <text:p text:style-name="P6">Before running these utils we have to apply the secret:</text:p>
      <text:p text:style-name="P6">kubectl apply ./migr-utils/secret-admin.yaml</text:p>
      <text:p text:style-name="P5"/>
      <text:p text:style-name="P6">The commands are:</text:p>
      <text:p text:style-name="P6">kubectl apply -f migrate.yaml</text:p>
      <text:p text:style-name="P6">and </text:p>
      <text:p text:style-name="P6">kubectl apply -f seed.yaml</text:p>
      <text:p text:style-name="P5"/>
      <text:p text:style-name="P5">Most if it is copied from manual experimentation inside the pods using $ kubectl <text:span text:style-name="T2">exec -it …</text:span></text:p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7:20:30.993662844</meta:creation-date>
    <dc:date>2021-05-16T21:58:38.598725558</dc:date>
    <meta:editing-duration>PT48M40S</meta:editing-duration>
    <meta:editing-cycles>4</meta:editing-cycles>
    <meta:generator>LibreOffice/7.0.5.2$Linux_X86_64 LibreOffice_project/00$Build-2</meta:generator>
    <meta:document-statistic meta:table-count="0" meta:image-count="0" meta:object-count="0" meta:page-count="2" meta:paragraph-count="36" meta:word-count="279" meta:character-count="2078" meta:non-whitespace-character-count="1826"/>
  </office:meta>
</office:document-meta>
</file>